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918in"/>
    </style:style>
    <style:style style:name="Table2" style:family="table">
      <style:table-properties style:width="6.918in" fo:margin-left="0in" table:align="left"/>
    </style:style>
    <style:style style:name="TableRow4" style:family="table-row">
      <style:table-row-properties style:min-row-height="4.293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" style:family="table-row">
      <style:table-row-properties style:min-row-height="4.2993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PageRank Project Report<text:line-break/></text:p>
      <text:p text:style-name="Standard">Name :</text:p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>Graph of results for 3 alphas for self-loop sink handling</text:p>
          </table:table-cell>
        </table:table-row>
        <table:table-row table:style-name="TableRow6">
          <table:table-cell table:style-name="TableCell7">
            <text:p text:style-name="Standard">Graph of results for 3 alphas for Type 3 sink handling</text:p>
          </table:table-cell>
        </table:table-row>
      </table:table>
      <text:soft-page-break/>
      <text:p text:style-name="Standard">PageRank Project Report<text:line-break/></text:p>
      <text:p text:style-name="Standard">Name :</text:p>
      <text:p text:style-name="Standard"/>
      <text:p text:style-name="Standard">Plots Discussion :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</meta:initial-creator>
    <dc:creator>john</dc:creator>
    <meta:creation-date>2018-02-22T20:24:00Z</meta:creation-date>
    <dc:date>2018-02-23T10:19:00Z</dc:date>
    <meta:template xlink:href="Normal.dotm" xlink:type="simple"/>
    <meta:editing-cycles>5</meta:editing-cycles>
    <meta:editing-duration>PT360S</meta:editing-duration>
    <meta:document-statistic meta:page-count="2" meta:paragraph-count="1" meta:word-count="30" meta:character-count="201" meta:row-count="1" meta:non-whitespace-character-count="172"/>
  </office:meta>
</office:document-meta>
</file>